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693cm" fo:break-before="page" table:align="left"/>
    </style:style>
    <style:style style:name="Tableau1.A" style:family="table-column">
      <style:table-column-properties style:column-width="2.304cm"/>
    </style:style>
    <style:style style:name="Tableau1.B" style:family="table-column">
      <style:table-column-properties style:column-width="0.699cm"/>
    </style:style>
    <style:style style:name="Tableau1.C" style:family="table-column">
      <style:table-column-properties style:column-width="11.273cm"/>
    </style:style>
    <style:style style:name="Tableau1.D" style:family="table-column">
      <style:table-column-properties style:column-width="11.418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31c2" officeooo:paragraph-rsid="000431c2"/>
    </style:style>
    <style:style style:name="P2" style:family="paragraph" style:parent-style-name="Table_20_Contents">
      <style:text-properties officeooo:rsid="000431c2" officeooo:paragraph-rsid="0028105d"/>
    </style:style>
    <style:style style:name="P3" style:family="paragraph" style:parent-style-name="Table_20_Contents">
      <style:text-properties fo:font-weight="bold" officeooo:rsid="0028105d" officeooo:paragraph-rsid="0028105d" style:font-weight-asian="bold" style:font-weight-complex="bold"/>
    </style:style>
    <style:style style:name="P4" style:family="paragraph" style:parent-style-name="Table_20_Contents">
      <style:text-properties fo:font-weight="bold" officeooo:rsid="002b3a71" officeooo:paragraph-rsid="002b3a71" style:font-weight-asian="bold" style:font-weight-complex="bold"/>
    </style:style>
    <style:style style:name="P5" style:family="paragraph" style:parent-style-name="Table_20_Heading">
      <style:text-properties fo:font-weight="bold" officeooo:rsid="0020620e" officeooo:paragraph-rsid="0020620e" style:font-weight-asian="bold" style:font-weight-complex="bold"/>
    </style:style>
    <style:style style:name="P6" style:family="paragraph" style:parent-style-name="Table_20_Contents">
      <style:text-properties officeooo:paragraph-rsid="0032bf0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-color="#ff8000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T1" style:family="text">
      <style:text-properties officeooo:rsid="0028105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fill-color="#ff8000" draw:textarea-horizontal-align="justify" draw:textarea-vertical-align="middle" draw:auto-grow-height="false" fo:min-height="0.34cm" fo:min-width="0.3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a933" draw:textarea-horizontal-align="justify" draw:textarea-vertical-align="middle" draw:auto-grow-height="false" fo:min-height="0.34cm" fo:min-width="0.3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555275904624">
          <table:table-cell table:style-name="Tableau1.A1" office:value-type="string">
            <text:p text:style-name="Table_20_Heading">Séance</text:p>
          </table:table-cell>
          <table:table-cell table:style-name="Tableau1.A1" office:value-type="string">
            <text:p text:style-name="Table_20_Heading"/>
          </table:table-cell>
          <table:table-cell table:style-name="Tableau1.A1" office:value-type="string">
            <text:p text:style-name="P5">Objet/<text:span text:style-name="T1">Suivi à apporter</text:span></text:p>
          </table:table-cell>
          <table:table-cell table:style-name="Tableau1.D1" office:value-type="string">
            <text:p text:style-name="Table_20_Heading">Suivi apporté</text:p>
          </table:table-cell>
        </table:table-row>
        <table:table-row table:style-name="TableLine94555276308816">
          <table:table-cell table:style-name="Tableau1.A2" office:value-type="string">
            <text:p text:style-name="Table_20_Contents"><office:annotation><dc:creator>Auteur inconnu</dc:creator><dc:date>2022-12-21T10:07:15.656785920</dc:date><text:p text:style-name="P7">do row for item in view.get_all_items_dghv(brains)</text:p><text:p text:style-name="P7">with labels=utils.get_labels(item.real_context)</text:p></office:annotation><text:text-input text:description="">item.real_context.getMeeting().date.strftime('%d/%m/%y') if item.real_context.hasMeeting() else "-"</text:text-input></text:p>
          </table:table-cell>
          <table:table-cell table:style-name="Tableau1.A2" office:value-type="string">
            <text:p text:style-name="P6"><office:annotation><dc:creator>Auteur inconnu</dc:creator><dc:date>2022-12-21T10:33:15.882793511</dc:date><text:p text:style-name="P8"><text:span text:style-name="T4">do text if 'needed-follow-up' in labels</text:span></text:p></office:annotation><draw:custom-shape text:anchor-type="as-char" draw:z-index="1" draw:name="Forme1" draw:style-name="gr1" draw:text-style-name="P9" svg:width="0.479cm" svg:height="0.4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"><office:annotation><dc:creator>Auteur inconnu</dc:creator><dc:date>2022-12-21T10:34:05.779173257</dc:date><text:p text:style-name="P8">do text if 'provided-follow-up' in labels</text:p></office:annotation><draw:custom-shape text:anchor-type="as-char" draw:z-index="0" draw:name="Forme1_0" draw:style-name="gr2" draw:text-style-name="P10" svg:width="0.479cm" svg:height="0.4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1.A2" office:value-type="string">
            <text:p text:style-name="P1"><office:annotation><dc:creator>Unknown Author</dc:creator><dc:date>2023-04-06T09:19:47.187283136</dc:date><text:p><text:span text:style-name="T3">do text</text:span></text:p><text:p><text:span text:style-name="T3">from xhtml(item.real_context.getPrettyLink())</text:span></text:p></office:annotation></text:p>
            <text:p text:style-name="P4">Par :<text:span text:style-name="T2"> </text:span><text:span text:style-name="T2"><text:text-input text:description="">item.display('proposingGroup')</text:text-input></text:span></text:p>
            <text:p text:style-name="P3">Suivi à apporter :</text:p>
            <text:p text:style-name="P2"><office:annotation><dc:creator>Auteur inconnu</dc:creator><dc:date>2022-12-21T10:09:25.929440558</dc:date><text:p text:style-name="P7">do text</text:p><text:p text:style-name="P7">from xhtml(item.printXhtml(item.real_context, item.real_context.getNeededFollowUp()))</text:p></office:annotation>Suivi à apporter</text:p>
          </table:table-cell>
          <table:table-cell table:style-name="Tableau1.D2" office:value-type="string">
            <text:p text:style-name="P1"><office:annotation><dc:creator>Auteur inconnu</dc:creator><dc:date>2022-12-21T10:09:34.696820009</dc:date><text:p text:style-name="P7">do text</text:p><text:p text:style-name="P7">from xhtml(item.printXhtml(item.real_context, item.real_context.getProvidedFollowUp()))</text:p></office:annotation>Suivi apporté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>
        <style:tab-stops/>
      </style:paragraph-properties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09:56:49.889910528</meta:creation-date>
    <dc:date>2025-10-09T16:28:11.612318027</dc:date>
    <meta:editing-duration>PT1H48M32S</meta:editing-duration>
    <meta:editing-cycles>37</meta:editing-cycles>
    <meta:generator>LibreOffice/6.4.7.2$Linux_X86_64 LibreOffice_project/40$Build-2</meta:generator>
    <dc:creator>Gauthier Bastien</dc:creator>
    <meta:document-statistic meta:table-count="1" meta:image-count="0" meta:object-count="0" meta:page-count="1" meta:paragraph-count="11" meta:word-count="27" meta:character-count="227" meta:non-whitespace-character-count="212"/>
  </office:meta>
</office:document-meta>
</file>